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style:font-name="Times New Roman" fo:language="ru" fo:country="RU" officeooo:paragraph-rsid="00019d02" style:font-size-asian="10.5pt"/>
    </style:style>
    <style:style style:name="P4" style:family="paragraph" style:parent-style-name="Text_20_body">
      <style:text-properties style:font-name="Times New Roman" fo:language="ru" fo:country="RU" officeooo:rsid="00019d02" officeooo:paragraph-rsid="00019d02" style:font-size-asian="10.5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language="ru" fo:country="RU" style:font-size-asian="10.5pt"/>
    </style:style>
    <style:style style:name="P6" style:family="paragraph" style:parent-style-name="Text_20_body">
      <style:text-properties style:font-name="Times New Roman" fo:language="ru" fo:country="RU" style:font-size-asian="10.5pt"/>
    </style:style>
    <style:style style:name="T1" style:family="text">
      <style:text-properties style:font-name="Times New Roman" fo:language="ru" fo:country="RU" style:font-size-asian="10.5pt"/>
    </style:style>
    <style:style style:name="T2" style:family="text">
      <style:text-properties style:font-name="Times New Roman" fo:language="ru" fo:country="RU" officeooo:rsid="00025260" style:font-size-asian="10.5pt"/>
    </style:style>
    <style:style style:name="T3" style:family="text">
      <style:text-properties style:font-name="Times New Roman" fo:language="ru" fo:country="RU" officeooo:rsid="0003553b" style:font-size-asian="10.5pt"/>
    </style:style>
    <style:style style:name="T4" style:family="text">
      <style:text-properties style:font-name="Times New Roman" fo:language="ru" fo:country="RU" officeooo:rsid="00019d02" style:font-size-asian="10.5pt"/>
    </style:style>
    <style:style style:name="T5" style:family="text">
      <style:text-properties officeooo:rsid="00019d02"/>
    </style:style>
    <style:style style:name="T6" style:family="text">
      <style:text-properties fo:font-style="italic" officeooo:rsid="00019d02" style:font-style-asian="italic" style:font-style-complex="italic"/>
    </style:style>
    <style:style style:name="T7" style:family="text">
      <style:text-properties officeooo:rsid="00025260"/>
    </style:style>
    <style:style style:name="T8" style:family="text">
      <style:text-properties officeooo:rsid="00035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3">I действие, я</text:span></text:span><text:span text:style-name="Strong_20_Emphasis"><text:span text:style-name="T1">вление V</text:span></text:span></text:p>
      <text:p text:style-name="Text_20_body"><text:span text:style-name="Emphasis"><text:span text:style-name="Strong_20_Emphasis"><text:span text:style-name="T1">Дженнаро</text:span></text:span></text:span><text:span text:style-name="Emphasis"><text:span text:style-name="T1">, </text:span></text:span><text:span text:style-name="Emphasis"><text:span text:style-name="Strong_20_Emphasis"><text:span text:style-name="T1">Панталоне</text:span></text:span></text:span><text:span text:style-name="Emphasis"><text:span text:style-name="T1">.</text:span></text:span></text:p>
      <text:p text:style-name="Text_20_body"><text:span text:style-name="Strong_20_Emphasis"><text:span text:style-name="T1">Панталоне</text:span></text:span></text:p>
      <text:p text:style-name="P3">Ура! Счастье сыплется на нас, как спелые вишни. Ваше высочество, сыночек мой, у меня для вас новость.</text:p>
      <text:p text:style-name="Text_20_body"><text:span text:style-name="Strong_20_Emphasis"><text:span text:style-name="T1">Дженнаро</text:span></text:span></text:p>
      <text:p text:style-name="P2">А что такое, мой милый Панталоне?</text:p>
      <text:p text:style-name="Text_20_body"><text:span text:style-name="Strong_20_Emphasis"><text:span text:style-name="T1">Панталоне</text:span></text:span></text:p>
      <text:p text:style-name="P3">А то, что, пока вы разговаривали с принцессой, я, как <text:span text:style-name="T7">водится у нас в Венеции, пошёл делать базар.</text:span> Вдруг появляется охотник верхом на коне. Что за конь! Я, правда, <text:span text:style-name="T5">венециа</text:span>нец и должен бы скорее разбираться в кораблях. <text:span text:style-name="T6">(напевает)</text:span><text:span text:style-name="T5"> «Ах, Венеция, жемчужина у моря…»</text:span> Но я и коней встречал на этом свете. Не кон<text:span text:style-name="T5">ик</text:span>, а <text:span text:style-name="T5">брульянт чистейшей воды</text:span>! <text:span text:style-name="T8">Г</text:span>олова малюсенькая, глаза большущие, ушки вот такие, и уж он играл, и прыгал, и танцевал до того удивительно, что, будь <text:span text:style-name="T5">я</text:span> кобылой…</text:p>
      <text:p text:style-name="P3"><text:span text:style-name="Strong_20_Emphasis">Дженнаро</text:span></text:p>
      <text:p text:style-name="P4">Что?</text:p>
      <text:p text:style-name="P4"><text:span text:style-name="Strong_20_Emphasis">Панталоне</text:span></text:p>
      <text:p text:style-name="P3"><text:span text:style-name="T5">Что будь он кобылой,</text:span> я бы сказал – это лучшая из балерин нашего времени.</text:p>
      <text:p text:style-name="Text_20_body"><text:span text:style-name="Strong_20_Emphasis"><text:span text:style-name="T1">Дженнаро</text:span></text:span></text:p>
      <text:p text:style-name="P2">Это находка, и надо купить его для моего брата.</text:p>
      <text:p text:style-name="Text_20_body"><text:span text:style-name="Strong_20_Emphasis"><text:span text:style-name="T1">Панталоне</text:span></text:span></text:p>
      <text:p text:style-name="P2">Подождите. Слушайте <text:span text:style-name="T5">сюда</text:span> и поражайтесь. На руке у этого охотника сидел сокол, чудеснейший. И он его прогуливал на этом великолепном коне. Вспорхнуло шесть куропаток, три или четыре перепела, множество куликов и несколько тетеревов. Охотник спустил сокола. И то, что я увидел, кажется невероятным. Сокол этот на лету, понимаете ли, на лету, одной лапой схватил куропатку, другой лапой – перепела, клювом – кулика, а хвостом… вы мне не поверите, ваше высочество, но хвостом – клянусь моей любовью к вам, – хвостом он убил тетерева.</text:p>
      <text:p text:style-name="Text_20_body"><text:span text:style-name="Strong_20_Emphasis"><text:span text:style-name="T1">Дженнаро</text:span></text:span></text:p>
      <text:p text:style-name="Text_20_body"><text:span text:style-name="Emphasis"><text:span text:style-name="T1">(смеясь)</text:span></text:span></text:p>
      <text:p text:style-name="P2">Это у вас в <text:span text:style-name="T5">Венеции</text:span> принято сочинять такие небылицы, Панталоне?</text:p>
      <text:p text:style-name="Text_20_body"><text:span text:style-name="Strong_20_Emphasis"><text:span text:style-name="T1">Панталоне</text:span></text:span></text:p>
      <text:p text:style-name="P2"><text:span text:style-name="T5">Та шоб меня покрасили</text:span>, если я вам рассказываю сказки. С куропаткой в одной лапе, с перепелом в другой, с куликом в клюве этот окаянный убил, укокошил тетерева хвостом.</text:p>
      <text:p text:style-name="Text_20_body"/>
      <text:p text:style-name="Text_20_body"/>
      <text:p text:style-name="Text_20_body"><text:soft-page-break/><text:span text:style-name="Strong_20_Emphasis"><text:span text:style-name="T1">Дженнаро</text:span></text:span></text:p>
      <text:p text:style-name="P2">Надо приобрести и этого коня, и этого сокола, разумеется. Добавив к принцессе такие две диковинки, я сделаю моего брата счастливейшим из людей.</text:p>
      <text:p text:style-name="Text_20_body"><text:span text:style-name="Strong_20_Emphasis"><text:span text:style-name="T1">Панталоне</text:span></text:span></text:p>
      <text:p text:style-name="P2">Ничего не требуется, я их приобрел, они уже мои.</text:p>
      <text:p text:style-name="Text_20_body"><text:span text:style-name="Strong_20_Emphasis"><text:span text:style-name="T1">Дженнаро</text:span></text:span></text:p>
      <text:p text:style-name="P2">Сколько вы за них заплатили?</text:p>
      <text:p text:style-name="Text_20_body"><text:span text:style-name="Strong_20_Emphasis"><text:span text:style-name="T1">Панталоне</text:span></text:span></text:p>
      <text:p text:style-name="P2">Сколько надо было. Пустяки. Три полушки. Шесть миллионов цехинов. <text:span text:style-name="T5">На эту тему есть один бородатый венецианский анекдот. Один дож спрашивает другого: «Сколько будет семью восемь?» А тот ему: «А мы продаём или покупаем?»</text:span></text:p>
      <text:p text:style-name="Text_20_body"><text:span text:style-name="Strong_20_Emphasis"><text:span text:style-name="T1">Дженнаро</text:span></text:span></text:p>
      <text:p text:style-name="P2"><text:span text:style-name="T5">Э</text:span>та ваша покупка должна быть непременно вам оплачена. Я беру это на себя.</text:p>
      <text:p text:style-name="Text_20_body"><text:span text:style-name="Strong_20_Emphasis"><text:span text:style-name="T1">Панталоне</text:span></text:span></text:p>
      <text:p text:style-name="Text_20_body"><text:span text:style-name="T1">Живо, живо, синьор мокроштанник, идите спать </text:span><text:span text:style-name="T2">та не делайте мне нервы, их есть кому портить</text:span><text:span text:style-name="T1">. </text:span><text:span text:style-name="Emphasis"><text:span text:style-name="T1">(В сторону.)</text:span></text:span><text:span text:style-name="T1"> Я истратил двести цехинов. </text:span><text:span text:style-name="Emphasis"><text:span text:style-name="T1">(Уходит.)</text:span></text:span></text:p>
      <text:p text:style-name="Text_20_body"><text:span text:style-name="Strong_20_Emphasis"><text:span text:style-name="T1">Дженнаро</text:span></text:span></text:p>
      <text:p text:style-name="Text_20_body"><text:span text:style-name="Emphasis"><text:span text:style-name="T1">(в сторону)</text:span></text:span></text:p>
      <text:p text:style-name="P5">Чудесный старец, золотое сердце,</text:p>
      <text:p text:style-name="P2">Высокий образец душевных качеств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55:31.485613153</meta:creation-date>
    <dc:date>2020-06-23T13:27:12.608960475</dc:date>
    <meta:editing-duration>PT14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379" meta:character-count="2394" meta:non-whitespace-character-count="2047"/>
  </office:meta>
</office:document-meta>
</file>